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c0f8" officeooo:paragraph-rsid="000cc0f8"/>
    </style:style>
    <style:style style:name="P2" style:family="paragraph" style:parent-style-name="Standard">
      <style:text-properties officeooo:rsid="000cc0f8" officeooo:paragraph-rsid="000cc0f8"/>
    </style:style>
    <style:style style:name="P3" style:family="paragraph" style:parent-style-name="Standard">
      <style:text-properties fo:font-weight="bold" officeooo:rsid="000e584f" officeooo:paragraph-rsid="000e584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Đến cả một con khỉ cũng hiểu được lệnh Git :v</text:p>
      <text:p text:style-name="P1"/>
      <text:p text:style-name="P3">add : Đăng ký thay đổi trong ind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15:53:15.161281454</meta:creation-date>
    <dc:date>2020-07-14T16:28:12.610667307</dc:date>
    <meta:editing-duration>PT1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19" meta:character-count="79" meta:non-whitespace-character-count="62"/>
  </office:meta>
</office:document-meta>
</file>